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091c4b" officeooo:paragraph-rsid="00091c4b"/>
    </style:style>
    <style:style style:name="P2" style:family="paragraph" style:parent-style-name="Standard">
      <style:paragraph-properties fo:text-align="start" style:justify-single-word="false"/>
      <style:text-properties fo:language="en" fo:country="US" officeooo:rsid="00091c4b" officeooo:paragraph-rsid="00091c4b"/>
    </style:style>
    <style:style style:name="P3" style:family="paragraph" style:parent-style-name="Standard">
      <style:paragraph-properties fo:text-align="start" style:justify-single-word="false"/>
      <style:text-properties fo:language="en" fo:country="US" fo:font-weight="normal" officeooo:rsid="00091c4b" officeooo:paragraph-rsid="00091c4b" style:font-weight-asian="normal" style:font-weight-complex="normal"/>
    </style:style>
    <style:style style:name="P4" style:family="paragraph" style:parent-style-name="Standard">
      <style:paragraph-properties fo:text-align="start" style:justify-single-word="false"/>
      <style:text-properties fo:language="en" fo:country="US" fo:font-weight="normal" officeooo:rsid="000a0209" officeooo:paragraph-rsid="000a0209" style:font-weight-asian="normal" style:font-weight-complex="normal"/>
    </style:style>
    <style:style style:name="P5" style:family="paragraph" style:parent-style-name="Standard">
      <style:paragraph-properties fo:text-align="start" style:justify-single-word="false"/>
      <style:text-properties fo:language="en" fo:country="US" officeooo:rsid="000a0209" officeooo:paragraph-rsid="000a0209"/>
    </style:style>
    <style:style style:name="P6" style:family="paragraph" style:parent-style-name="Standard">
      <style:paragraph-properties fo:text-align="start" style:justify-single-word="false"/>
      <style:text-properties fo:language="en" fo:country="US" fo:font-weight="bold" officeooo:rsid="000a0209" officeooo:paragraph-rsid="000a0209" style:font-weight-asian="bold" style:font-weight-complex="bold"/>
    </style:style>
    <style:style style:name="P7" style:family="paragraph" style:parent-style-name="Standard">
      <style:paragraph-properties fo:text-align="start" style:justify-single-word="false"/>
      <style:text-properties fo:language="en" fo:country="US" officeooo:rsid="000baed1" officeooo:paragraph-rsid="000baed1"/>
    </style:style>
    <style:style style:name="P8" style:family="paragraph" style:parent-style-name="Standard">
      <style:paragraph-properties fo:text-align="start" style:justify-single-word="false"/>
      <style:text-properties fo:language="en" fo:country="US" officeooo:rsid="000d8f68" officeooo:paragraph-rsid="000d8f68"/>
    </style:style>
    <style:style style:name="P9" style:family="paragraph" style:parent-style-name="Standard">
      <style:paragraph-properties fo:text-align="start" style:justify-single-word="false"/>
      <style:text-properties fo:language="en" fo:country="US" officeooo:rsid="0013aa3e" officeooo:paragraph-rsid="0013aa3e"/>
    </style:style>
    <style:style style:name="T1" style:family="text">
      <style:text-properties fo:font-weight="bold" style:font-weight-asian="bold" style:font-weight-complex="bold"/>
    </style:style>
    <style:style style:name="T2" style:family="text">
      <style:text-properties officeooo:rsid="000a0209"/>
    </style:style>
    <style:style style:name="T3" style:family="text">
      <style:text-properties fo:font-weight="normal" style:font-weight-asian="normal" style:font-weight-complex="normal"/>
    </style:style>
    <style:style style:name="T4" style:family="text">
      <style:text-properties officeooo:rsid="000f5730"/>
    </style:style>
    <style:style style:name="T5" style:family="text">
      <style:text-properties officeooo:rsid="00106b00"/>
    </style:style>
    <style:style style:name="T6" style:family="text">
      <style:text-properties officeooo:rsid="00123d28"/>
    </style:style>
    <style:style style:name="T7" style:family="text">
      <style:text-properties officeooo:rsid="00141f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ational Linguistics</text:p>
      <text:p text:style-name="P1">Project sketch</text:p>
      <text:p text:style-name="P1">University of Saarland</text:p>
      <text:p text:style-name="P1">12.02.2017</text:p>
      <text:p text:style-name="P2">Maximilian Wolf</text:p>
      <text:p text:style-name="P2">s9mnwol2@stud.uni-saarland.de</text:p>
      <text:p text:style-name="P2">2539863</text:p>
      <text:p text:style-name="P2"/>
      <text:p text:style-name="P2"/>
      <text:p text:style-name="P2"><text:span text:style-name="T1">Topic:</text:span> <text:tab/><text:tab/><text:tab/>Word prediction and Sentence Generation <text:span text:style-name="T2">using HMM</text:span></text:p>
      <text:p text:style-name="P3"/>
      <text:p text:style-name="P6">The basic idea: </text:p>
      <text:p text:style-name="P5"><text:span text:style-name="T3">Create a</text:span> game against a bot where both the player and the bot try to finish each other's sentences.</text:p>
      <text:p text:style-name="P5"/>
      <text:p text:style-name="P6">Example:</text:p>
      <text:p text:style-name="P4">Bot: "When I'm thirsty, I drink _ ."</text:p>
      <text:p text:style-name="P4">Player: "water"</text:p>
      <text:p text:style-name="P4">Bot: "Correct! I thought of <text:span text:style-name="T1">water</text:span>. Now it's your turn."</text:p>
      <text:p text:style-name="P4"/>
      <text:p text:style-name="P4">Player: "Yesterday I rode my _ to work."</text:p>
      <text:p text:style-name="P4">Bot: "Is the word you are thinking of <text:span text:style-name="T1">bike</text:span>?"</text:p>
      <text:p text:style-name="P4">Player: "yes/no"</text:p>
      <text:p text:style-name="P5"/>
      <text:p text:style-name="P5">The bot uses <text:span text:style-name="T7">n-gram models</text:span> for word prediction and sentence generation. <text:line-break/>Initially, the training corpus will consist of project Gutenberg resources. After each game, the training corpus will be expanded with the user input of that game. This should make it possible for the bot to "learn" and maybe be more successful in predicting the missing words <text:span text:style-name="T4">in the future</text:span>.</text:p>
      <text:p text:style-name="P5"/>
      <text:p text:style-name="P7">A special character ("_") is used to designate the missing word that should be guessed.</text:p>
      <text:p text:style-name="P8">In order for the game to be fun for the player, the bot should choose high constraint sentences that limit the amount of possible words that <text:span text:style-name="T5">could</text:span> be guessed. <text:line-break/>E.g. "I like to ride my _" highly constraints the possible words that could be inserted where the underscore is. <text:line-break/>A bad example would be: "Tomorrow I will _" as it would be very hard to guess what follows.</text:p>
      <text:p text:style-name="P8">Furthermore, omitted words should be nouns (and maybe verbs), because guessing determiners, pronouns or <text:span text:style-name="T6">auxiliary</text:span> verbs is probably boring and perhaps trivial in a lot of cases.<text:line-break/><text:line-break/>The same rules should apply for the player, but a human player can of course choose to comply or break these rules. <text:span text:style-name="T6">But breaking the rules or using low constraint sentences might result in points reduction (provided I will find a way to check for these conditions).</text:span><text:line-break/><text:line-break/><text:span text:style-name="T6">Depending on how successful the bot’s guesses are during testing, it might get more than one guess or list the top five guesses. Points will be awarded for guessing correctly. The amount of points will depend on the amount of tries it takes or maybe on the confidence of the answer.</text:span></text:p>
      <text:p text:style-name="P8"/>
      <text:p text:style-name="P8">I want to realize this project with Python with player–bot interaction <text:span text:style-name="T6">taking place</text:span> via the command line.</text:p>
      <text:p text:style-name="P8"/>
      <text:p text:style-name="P8"/>
      <text:p text:style-name="P9"><text:soft-page-break/>Notes:</text:p>
      <text:p text:style-name="P9">- Instead of HMM: Ngrams</text:p>
      <text:p text:style-name="P9"/>
      <text:p text:style-name="P9">- Possible resources: google ngram</text:p>
      <text:p text:style-name="P9"/>
      <text:p text:style-name="P9">- Start with one direction (Bot has to guess the word)</text:p>
      <text:p text:style-name="P9"/>
      <text:p text:style-name="P9">- Forward and backward ngram search possible (read the sentence from right to left too)</text:p>
      <text:p text:style-name="P9"/>
      <text:p text:style-name="P9">- Evaluation: Have friends play with it and write protocol</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4M29S</meta:editing-duration>
    <meta:editing-cycles>10</meta:editing-cycles>
    <meta:generator>LibreOffice/5.2.3.3$Windows_x86 LibreOffice_project/d54a8868f08a7b39642414cf2c8ef2f228f780cf</meta:generator>
    <dc:date>2017-03-23T15:32:21.947000000</dc:date>
    <meta:document-statistic meta:table-count="0" meta:image-count="0" meta:object-count="0" meta:page-count="2" meta:paragraph-count="28" meta:word-count="415" meta:character-count="2422" meta:non-whitespace-character-count="2027"/>
    <meta:user-defined meta:name="Info 1"/>
    <meta:user-defined meta:name="Info 2"/>
    <meta:user-defined meta:name="Info 3"/>
    <meta:user-defined meta:name="Info 4"/>
  </office:meta>
</office:document-meta>
</file>